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3b2d0" officeooo:paragraph-rsid="0003b2d0"/>
    </style:style>
    <style:style style:name="P2" style:family="paragraph" style:parent-style-name="Standard">
      <style:paragraph-properties fo:line-height="200%"/>
      <style:text-properties officeooo:paragraph-rsid="0003b2d0"/>
    </style:style>
    <style:style style:name="P3" style:family="paragraph" style:parent-style-name="Standard">
      <style:paragraph-properties fo:line-height="200%"/>
      <style:text-properties officeooo:paragraph-rsid="00055b64"/>
    </style:style>
    <style:style style:name="P4" style:family="paragraph" style:parent-style-name="Standard">
      <style:paragraph-properties fo:line-height="200%"/>
      <style:text-properties officeooo:paragraph-rsid="0006fbec"/>
    </style:style>
    <style:style style:name="P5" style:family="paragraph" style:parent-style-name="Standard">
      <style:paragraph-properties fo:line-height="200%"/>
      <style:text-properties officeooo:paragraph-rsid="0008621b"/>
    </style:style>
    <style:style style:name="P6" style:family="paragraph" style:parent-style-name="Standard">
      <style:paragraph-properties fo:line-height="200%"/>
      <style:text-properties fo:font-variant="normal" fo:text-transform="none" fo:color="#333333" style:font-name="Nimbus Roman No9 L" fo:font-size="13pt" fo:letter-spacing="normal" fo:font-style="normal" style:text-underline-style="solid" style:text-underline-width="auto" style:text-underline-color="font-color" fo:font-weight="normal" officeooo:rsid="0006fbec" officeooo:paragraph-rsid="0006fbec" style:font-size-asian="13pt" style:font-size-complex="13pt"/>
    </style:style>
    <style:style style:name="P7" style:family="paragraph" style:parent-style-name="Standard">
      <style:paragraph-properties fo:line-height="200%"/>
      <style:text-properties fo:font-variant="normal" fo:text-transform="none" fo:color="#333333" style:font-name="Nimbus Roman No9 L" fo:font-size="13pt" fo:letter-spacing="normal" fo:font-style="normal" fo:font-weight="normal" officeooo:rsid="0006fbec" officeooo:paragraph-rsid="0006fbec" style:font-size-asian="13pt" style:font-size-complex="13pt"/>
    </style:style>
    <style:style style:name="T1" style:family="text">
      <style:text-properties officeooo:rsid="0003b2d0"/>
    </style:style>
    <style:style style:name="T2" style:family="text">
      <style:text-properties fo:font-variant="normal" fo:text-transform="none" fo:color="#333333" style:font-name="Nimbus Roman No9 L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333333" style:font-name="Nimbus Roman No9 L" fo:font-size="12pt" fo:letter-spacing="normal" fo:font-style="normal" fo:font-weight="normal" officeooo:rsid="0003b2d0" style:font-size-asian="12pt" style:font-size-complex="12pt"/>
    </style:style>
    <style:style style:name="T4" style:family="text">
      <style:text-properties fo:font-variant="normal" fo:text-transform="none" fo:color="#333333" style:font-name="Nimbus Roman No9 L" fo:font-size="13pt" fo:letter-spacing="normal" fo:font-style="normal" fo:font-weight="normal" officeooo:rsid="0003b2d0" style:font-size-asian="13pt" style:font-size-complex="13pt"/>
    </style:style>
    <style:style style:name="T5" style:family="text">
      <style:text-properties fo:font-variant="normal" fo:text-transform="none" fo:color="#333333" style:font-name="Nimbus Roman No9 L" fo:font-size="13pt" fo:letter-spacing="normal" fo:font-style="normal" fo:font-weight="normal" officeooo:rsid="00055b64" style:font-size-asian="13pt" style:font-size-complex="13pt"/>
    </style:style>
    <style:style style:name="T6" style:family="text">
      <style:text-properties fo:font-variant="normal" fo:text-transform="none" fo:color="#333333" style:font-name="Nimbus Roman No9 L" fo:font-size="13pt" fo:letter-spacing="normal" fo:font-style="normal" fo:font-weight="normal" officeooo:rsid="0006fbec" style:font-size-asian="13pt" style:font-size-complex="13pt"/>
    </style:style>
    <style:style style:name="T7" style:family="text">
      <style:text-properties fo:font-variant="normal" fo:text-transform="none" fo:color="#333333" style:font-name="Nimbus Roman No9 L" fo:font-size="13pt" fo:letter-spacing="normal" fo:font-style="normal" fo:font-weight="normal" officeooo:rsid="0008621b" style:font-size-asian="13pt" style:font-size-complex="13pt"/>
    </style:style>
    <style:style style:name="T8" style:family="text">
      <style:text-properties fo:font-variant="normal" fo:text-transform="none" fo:color="#222222" style:font-name="Nimbus Roman No9 L" fo:font-size="13pt" fo:letter-spacing="normal" fo:font-style="normal" fo:font-weight="normal" officeooo:rsid="0003b2d0" style:font-size-asian="13pt" style:font-size-complex="13pt"/>
    </style:style>
    <style:style style:name="T9" style:family="text">
      <style:text-properties fo:font-variant="normal" fo:text-transform="none" fo:color="#222222" style:font-name="Nimbus Roman No9 L" fo:font-size="13pt" fo:letter-spacing="normal" fo:font-style="normal" fo:font-weight="normal" officeooo:rsid="0006fbec" style:font-size-asian="13pt" style:font-size-complex="13pt"/>
    </style:style>
    <style:style style:name="T10" style:family="text">
      <style:text-properties fo:font-variant="normal" fo:text-transform="none" fo:color="#222222" style:font-name="Arial" fo:font-size="9.75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22222" style:font-name="Arial" fo:font-size="9.75pt" fo:letter-spacing="normal" fo:font-style="normal" fo:font-weight="normal" officeooo:rsid="0006fbec" style:font-size-asian="12pt" style:font-size-complex="12pt"/>
    </style:style>
    <style:style style:name="T12" style:family="text">
      <style:text-properties fo:font-variant="normal" fo:text-transform="none" fo:color="#222222" style:font-name="Arial" fo:font-size="9.75pt" fo:letter-spacing="normal" fo:font-style="italic" fo:font-weight="normal" style:font-size-asian="12pt" style:font-size-complex="12pt"/>
    </style:style>
    <style:style style:name="T13" style:family="text">
      <style:text-properties style:font-name="Nimbus Roman No9 L" fo:font-size="13pt" officeooo:rsid="0003b2d0" style:font-size-asian="13pt" style:font-size-complex="13pt"/>
    </style:style>
    <style:style style:name="T14" style:family="text">
      <style:text-properties fo:font-size="13pt" officeooo:rsid="0003b2d0" style:font-size-asian="13pt" style:font-size-complex="13pt"/>
    </style:style>
    <style:style style:name="T15" style:family="text">
      <style:text-properties fo:font-size="13pt" officeooo:rsid="0006fbec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ven Paustian</text:p>
      <text:p text:style-name="P1">CSE 489</text:p>
      <text:p text:style-name="P1">Term Project Proposal</text:p>
      <text:p text:style-name="P1">Date Due: 2/19/14</text:p>
      <text:p text:style-name="P1">Instructor: Dr. Jun Zheng</text:p>
      <text:p text:style-name="P1"/>
      <text:p text:style-name="P4"><text:span text:style-name="T1"><text:tab/></text:span><text:span text:style-name="T14">In today's digital world, mobile phone use is increasing at a rapid pace. <text:s/>As mobile devices become more sophisticated, the number of embedded sensors included in each device grow as well. <text:s/>These sensors can be used for a variety of sensing applications. </text:span><text:span text:style-name="T15">(</text:span><text:span text:style-name="T8">Korpipää </text:span><text:span text:style-name="T9">p.</text:span><text:span text:style-name="T8">1</text:span><text:span text:style-name="T11">)</text:span><text:span text:style-name="T14"> </text:span><text:span text:style-name="T13">For my term project I would like to complete a research survey of phone sensors including the </text:span><text:span text:style-name="T4">accelerometer, digital compass, gyroscope, GPS, microphone, and camera.</text:span></text:p>
      <text:p text:style-name="P3"><text:span text:style-name="T4"><text:tab/></text:span><text:span text:style-name="T5">As mobile phones sensors become more abundant, the applications of their use grows as well. <text:s/>A large percentage of mobile applications can benefit from sensor input. <text:s/>I would like to survey some of the existing <text:s/>sensor algorithms that are used to benefit mobile applications, including accelerometer positioning algorithms, audio recognization algorithms, and camera motion-sensing algorithms. </text:span><text:span text:style-name="T6">(Liu p.3-5)</text:span></text:p>
      <text:p text:style-name="P5"><text:span text:style-name="T5"><text:tab/>While mobile sensors grow in accuracy, there remain certain errors inherent in sensor measurements that </text:span><text:span text:style-name="T6">make them inefficient for some tasks. <text:s/>I would like to survey some of these shortfalls including accelerometer double integration error for position tracking, (Liue </text:span><text:span text:style-name="T7">p.1</text:span><text:span text:style-name="T6">) gyroscope drift, and GPS inaccuracy.</text:span></text:p>
      <text:p text:style-name="P2"><text:span text:style-name="T3"><text:tab/></text:span></text:p>
      <text:p text:style-name="P2"><text:span text:style-name="T3"/></text:p>
      <text:p text:style-name="P6"><text:soft-page-break/>References</text:p>
      <text:p text:style-name="P7">Korpipää, Panu, and Jani Mäntyjärvi. "An ontology for mobile device sensor-based context <text:tab/>awareness." Modeling <text:tab/>and Using Context. Springer Berlin Heidelberg, 2003. 451-<text:tab/>458.</text:p>
      <text:p text:style-name="P7"/>
      <text:p text:style-name="P7">Liu, Ting, et al. "Implementing software on resource-constrained mobile sensors: Experiences <text:tab/>with Impala and <text:tab/>ZebraNet." Proceedings of the 2nd international conference on <text:tab/>Mobile systems, applications, and services. <text:tab/>ACM, 2004.</text:p>
      <text:p text:style-name="P7"/>
      <text:p text:style-name="P7">Liue, Hugh HS, and Grantham KH Pang. "Accelerometer for mobile robot <text:tab/>positioning." Industry Applications, IEEE <text:tab/>Transactions on 37.3 (2001): 812-8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9:52:02.509974065</meta:creation-date>
    <dc:date>2014-02-19T10:30:21.803558693</dc:date>
    <meta:editing-duration>PT26M51S</meta:editing-duration>
    <meta:editing-cycles>3</meta:editing-cycles>
    <meta:generator>LibreOffice/4.1.4.2$Linux_X86_64 LibreOffice_project/410m0$Build-2</meta:generator>
    <meta:document-statistic meta:table-count="0" meta:image-count="0" meta:object-count="0" meta:page-count="2" meta:paragraph-count="13" meta:word-count="258" meta:character-count="1802" meta:non-whitespace-character-count="1538"/>
  </office:meta>
</office:document-meta>
</file>